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4000000040AFD3D59476F59C97.png" manifest:media-type="image/png"/>
  <manifest:file-entry manifest:full-path="Pictures/100002010000015900000046EFCC9C8A50EB0B4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95cm"/>
    </style:style>
    <style:style style:name="pr1" style:family="presentation" style:parent-style-name="Default-subtitle">
      <style:graphic-properties draw:fill-color="#ffffff" draw:auto-grow-height="true" fo:min-height="12.1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T1" style:family="text">
      <style:text-properties style:font-name="Liberation Mono" fo:font-size="15pt" style:font-size-asian="15pt" style:font-size-complex="15pt"/>
    </style:style>
    <style:style style:name="T2" style:family="text">
      <style:text-properties fo:color="#ce181e" style:font-name="Liberation Mono" fo:font-size="15pt" style:font-size-asian="15pt" style:font-size-complex="15pt"/>
    </style:style>
    <style:style style:name="T3" style:family="text">
      <style:text-properties style:font-name="Liberation Mono"/>
    </style:style>
    <style:style style:name="T4" style:family="text">
      <style:text-properties style:font-name="Liberation Mono" fo:font-size="16pt" style:font-size-asian="16pt" style:font-size-complex="16pt"/>
    </style:style>
    <style:style style:name="T5" style:family="text">
      <style:text-properties fo:color="#ce181e" style:font-name="Liberation Mono" fo:font-size="16pt" style:font-size-asian="16pt" style:font-size-complex="16pt"/>
    </style:style>
    <style:style style:name="T6" style:family="text">
      <style:text-properties fo:font-size="80pt" style:font-size-asian="80pt" style:font-size-complex="80pt"/>
    </style:style>
    <style:style style:name="T7" style:family="text">
      <style:text-properties fo:color="#ce181e" style:font-name="Liberation Mono"/>
    </style:style>
    <style:style style:name="T8" style:family="text">
      <style:text-properties style:text-position="super 58%"/>
    </style:style>
    <style:style style:name="T9" style:family="text">
      <style:text-properties style:font-name="Liberation Mono" fo:font-size="13pt" style:font-size-asian="13pt" style:font-size-complex="13pt"/>
    </style:style>
    <style:style style:name="T10" style:family="text">
      <style:text-properties fo:color="#ce181e" style:font-name="Liberation Mono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eter Reutemann</presentation:footer-decl>
      <presentation:date-time-decl presentation:name="dtd1" presentation:source="fixed">2020/05/18</presentation:date-time-decl>
      <draw:page draw:name="page1" draw:style-name="dp1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pulseaudio via Python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Why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hanks to COVID-19, working from home and (too) many online meetings</text:p>
              </text:list-item>
              <text:list-item>
                <text:p>Work laptop runs Linux Mint 19.1</text:p>
              </text:list-item>
              <text:list-item>
                <text:p>Work laptop dock always reverts audio settings (input/output) back to dock after coming back from sleep</text:p>
              </text:list-item>
              <text:list-item>
                <text:p>Wasting time setting up before meetings or, when forgetting, no audio during meeting (embarassing!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Solution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a xlink:href="https://en.wikipedia.org/wiki/PulseAudio" xlink:type="simple">pulseaudio</text:a><text:s/>(pa): standard for audio on Linux</text:p>
              </text:list-item>
              <text:list-item>
                <text:p>Wrap pa’s command-line tool?</text:p>
                <text:list>
                  <text:list-item>
                    <text:p><text:a xlink:href="https://linux.die.net/man/1/pacmd" xlink:type="simple">pacmd</text:a></text:p>
                  </text:list-item>
                </text:list>
              </text:list-item>
              <text:list-item>
                <text:p>But wait! There is a Python library!</text:p>
                <text:list>
                  <text:list-item>
                    <text:p><text:a xlink:href="https://github.com/mk-fg/python-pulse-control" xlink:type="simple">pulsectl</text:a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9.127cm" svg:height="1.851cm" svg:x="17.4cm" svg:y="12.149cm">
          <draw:image xlink:href="Pictures/100002010000015900000046EFCC9C8A50EB0B49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ulsectl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What can we do?</text:p>
                <text:list>
                  <text:list-item>
                    <text:p>listen for events</text:p>
                  </text:list-item>
                  <text:list-item>
                    <text:p>list sources and sinks (aka inputs/outputs)</text:p>
                  </text:list-item>
                  <text:list-item>
                    <text:p>change default source/sink</text:p>
                  </text:list-item>
                  <text:list-item>
                    <text:p>get/set volumes</text:p>
                  </text:list-item>
                </text:list>
              </text:list-item>
              <text:list-item>
                <text:p>Let’s try some examples next..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ulsectl exampl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onnect</text:p>
                <text:p><text:span text:style-name="T1"/></text:p>
                <text:p><text:span text:style-name="T1">from pulsectl import Pulse</text:span></text:p>
                <text:p><text:span text:style-name="T1">with Pulse('</text:span><text:span text:style-name="T2">nzpug</text:span><text:span text:style-name="T1">') as pulse:</text:span></text:p>
                <text:p><text:span text:style-name="T1"><text:s text:c="4"/></text:span><text:span text:style-name="T1">pass</text:span></text:p>
              </text:list-item>
            </text:list>
          </draw:text-box>
        </draw:frame>
        <draw:line draw:style-name="gr3" draw:text-style-name="P2" draw:layer="layout" svg:x1="8.8cm" svg:y1="11.4cm" svg:x2="7.6cm" svg:y2="8.2cm">
          <text:p/>
        </draw:line>
        <draw:frame draw:style-name="gr4" draw:text-style-name="P3" draw:layer="layout" svg:width="6.695cm" svg:height="0.962cm" svg:x="9.2cm" svg:y="12cm">
          <draw:text-box>
            <text:p>your application name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ulsectl exampl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Output default source/sink</text:p>
                <text:p><text:span text:style-name="T1"/></text:p>
                <text:p><text:span text:style-name="T1">from pulsectl import Pulse</text:span></text:p>
                <text:p><text:span text:style-name="T1">with Pulse('nzpug') as pulse:</text:span></text:p>
                <text:p><text:span text:style-name="T1"><text:s text:c="4"/></text:span><text:span text:style-name="T1">print("source", pulse.server_info().</text:span><text:span text:style-name="T2">default_source_name</text:span><text:span text:style-name="T1">)</text:span></text:p>
                <text:p><text:span text:style-name="T1"><text:s text:c="4"/></text:span><text:span text:style-name="T1">print("sink", pulse.server_info().</text:span><text:span text:style-name="T2">default_sink_name</text:span><text:span text:style-name="T1">)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ulsectl exampl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Output all source descriptions</text:p>
                <text:p><text:span text:style-name="T4"/></text:p>
                <text:p><text:span text:style-name="T4">from pulsectl import Pulse</text:span></text:p>
                <text:p><text:span text:style-name="T4">with Pulse('nzpug') as pulse:</text:span></text:p>
                <text:p><text:span text:style-name="T4"><text:s text:c="4"/></text:span><text:span text:style-name="T4">for i in range(len(pulse.</text:span><text:span text:style-name="T5">source_list()</text:span><text:span text:style-name="T4">)):</text:span></text:p>
                <text:p><text:span text:style-name="T4"><text:s text:c="8"/></text:span><text:span text:style-name="T4">s = pulse.source_list()[i]</text:span></text:p>
                <text:p><text:span text:style-name="T4"><text:s text:c="8"/></text:span><text:span text:style-name="T4">print(i, s.</text:span><text:span text:style-name="T5">description</text:span><text:span text:style-name="T4">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ulsectl exampl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6"><text:s/></text:span><text:span text:style-name="T6">Output details of default source</text:span></text:p>
                <text:p/>
                <text:p><text:span text:style-name="T3"><text:s/></text:span><text:span text:style-name="T3">from pulsectl import Pulse</text:span></text:p>
                <text:p><text:span text:style-name="T3"><text:s/></text:span><text:span text:style-name="T3">with Pulse('nzpug') as pulse:</text:span></text:p>
                <text:p><text:span text:style-name="T3"><text:s text:c="5"/></text:span><text:span text:style-name="T3">def_source = pulse.server_info().default_source_name</text:span></text:p>
                <text:p><text:span text:style-name="T3"><text:s text:c="5"/></text:span><text:span text:style-name="T3">print("source", def_source)</text:span></text:p>
                <text:p><text:span text:style-name="T3"><text:s text:c="5"/></text:span><text:span text:style-name="T3">for s in pulse.source_list():</text:span></text:p>
                <text:p><text:span text:style-name="T3"><text:s text:c="9"/></text:span><text:span text:style-name="T3">if s.name == def_source:</text:span></text:p>
                <text:p><text:span text:style-name="T3"><text:s text:c="13"/></text:span><text:span text:style-name="T3">print("- desc:", s.</text:span><text:span text:style-name="T7">description</text:span><text:span text:style-name="T3">)</text:span></text:p>
                <text:p><text:span text:style-name="T3"><text:s text:c="13"/></text:span><text:span text:style-name="T3">if s.port_active is not None:</text:span></text:p>
                <text:p><text:span text:style-name="T3"><text:s text:c="17"/></text:span><text:span text:style-name="T3">print("- port desc:", s.</text:span><text:span text:style-name="T7">port_active.description</text:span><text:span text:style-name="T3">)</text:span></text:p>
                <text:p><text:span text:style-name="T3"><text:s text:c="13"/></text:span><text:span text:style-name="T3">print("- volume: ", s.</text:span><text:span text:style-name="T7">volume.value_flat</text:span><text:span text:style-name="T3">, s.</text:span><text:span text:style-name="T7">volume.values</text:span><text:span text:style-name="T3">)</text:span> <text:s text:c="2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ulsectl exampl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etting 4<text:span text:style-name="T8">th</text:span> source as default source at 50% vol.</text:p>
                <text:p><text:span text:style-name="T4"/></text:p>
                <text:p><text:span text:style-name="T4">from pulsectl import Pulse</text:span></text:p>
                <text:p><text:span text:style-name="T4">with Pulse('nzpug') as pulse:</text:span></text:p>
                <text:p><text:span text:style-name="T4"><text:s text:c="4"/></text:span><text:span text:style-name="T4">source = pulse.source_list()[4]</text:span></text:p>
                <text:p><text:span text:style-name="T4"><text:s text:c="4"/></text:span><text:span text:style-name="T4">pulse.</text:span><text:span text:style-name="T5">default_set(source)</text:span></text:p>
                <text:p><text:span text:style-name="T4"><text:s text:c="4"/></text:span><text:span text:style-name="T4">source.volume.value_flat = 0.5</text:span></text:p>
                <text:p><text:span text:style-name="T4"><text:s text:c="4"/></text:span><text:span text:style-name="T4">pulse.</text:span><text:span text:style-name="T5">volume_set(source, source.volume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ulsectl exampl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Listen to events</text:p>
                <text:p><text:span text:style-name="T9">from pulsectl import Pulse</text:span></text:p>
                <text:p><text:span text:style-name="T9">with Pulse('nzpug') as pulse:</text:span></text:p>
                <text:p><text:span text:style-name="T9"><text:s text:c="2"/></text:span><text:span text:style-name="T9">def print_events(ev):</text:span></text:p>
                <text:p><text:span text:style-name="T9"><text:s text:c="4"/></text:span><text:span text:style-name="T9">print('Pulse event:', ev)</text:span></text:p>
                <text:p><text:span text:style-name="T9"/></text:p>
                <text:p><text:span text:style-name="T9"><text:s text:c="2"/></text:span><text:span text:style-name="T9">pulse.</text:span><text:span text:style-name="T10">event_mask_set</text:span><text:span text:style-name="T9">('all')</text:span></text:p>
                <text:p><text:span text:style-name="T9"><text:s text:c="2"/></text:span><text:span text:style-name="T9">pulse.</text:span><text:span text:style-name="T10">event_callback_set</text:span><text:span text:style-name="T9">(print_events)</text:span></text:p>
                <text:p><text:span text:style-name="T9"><text:s text:c="2"/></text:span><text:span text:style-name="T9">pulse.</text:span><text:span text:style-name="T10">event_listen</text:span><text:span text:style-name="T9">(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How does that help me?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We can change default I/O and volumes</text:p>
              </text:list-item>
              <text:list-item>
                <text:p>In other words: we all we need for profiles!</text:p>
                <text:list>
                  <text:list-item>
                    <text:p>e.g., meeting/headphones, work/jam/stereo</text:p>
                  </text:list-item>
                </text:list>
              </text:list-item>
              <text:list-item>
                <text:p><text:a xlink:href="https://github.com/fracpete/python-pulseaudio-profiles" xlink:type="simple">python-pulseaudio-profiles</text:a><text:s/>(ppp) does exactly that!</text:p>
              </text:list-item>
              <text:list-item>
                <text:p>Install via:</text:p>
                <text:list>
                  <text:list-header>
                    <text:p>pip install python-pulseaudio-profiles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pp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ommand-line tools</text:p>
                <text:list>
                  <text:list-item>
                    <text:p><text:span text:style-name="T3">ppp-info</text:span> – output information about system</text:p>
                  </text:list-item>
                  <text:list-item>
                    <text:p><text:span text:style-name="T3">ppp-create</text:span> – create a named profile</text:p>
                  </text:list-item>
                  <text:list-item>
                    <text:p><text:span text:style-name="T3">ppp-apply</text:span> – apply (= restore) a named profile</text:p>
                  </text:list-item>
                  <text:list-item>
                    <text:p><text:span text:style-name="T3">ppp-rm</text:span> – delete a named profile</text:p>
                  </text:list-item>
                </text:list>
              </text:list-item>
              <text:list-item>
                <text:p>Profiles get stored in:</text:p>
                <text:list>
                  <text:list-header>
                    <text:p><text:span text:style-name="T3">$HOME/.config/python-pulseaudio-profiles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That’s nice, but...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ommand-line tool is still a cumbersome to use (tend to forget names of profiles, ...)</text:p>
              </text:list-item>
              <text:list-item>
                <text:p>Maybe something that’s quicker to access?</text:p>
              </text:list-item>
              <text:list-item>
                <text:p>Sure: <text:a xlink:href="https://github.com/fracpete/python-pulseaudio-profiles-trayicon/" xlink:type="simple">python-pulseaudio-profiles-trayicon</text:a><text:s/>(pppt)</text:p>
                <text:p>(great naming, I know, didn’t have time/headspace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pp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GTK3 Tray-icon application</text:p>
              </text:list-item>
              <text:list-item>
                <text:p>Uses pycairo and PyGObject under the hood</text:p>
              </text:list-item>
              <text:list-item>
                <text:p>Ties into ppp</text:p>
              </text:list-item>
              <text:list-item>
                <text:p>Tray-icon menu can:</text:p>
                <text:list>
                  <text:list-item>
                    <text:p>create a profile</text:p>
                  </text:list-item>
                  <text:list-item>
                    <text:p>apply a profile</text:p>
                  </text:list-item>
                  <text:list-item>
                    <text:p>delete a profile</text:p>
                  </text:list-item>
                </text:list>
              </text:list-item>
              <text:list-item>
                <text:p>Install via:</text:p>
                <text:list>
                  <text:list-header>
                    <text:p>pip install python-pulseaudio-profiles-trayicon</text:p>
                  </text:list-header>
                </text:list>
              </text:list-item>
            </text:list>
          </draw:text-box>
        </draw:frame>
        <draw:frame draw:style-name="gr2" draw:text-style-name="P2" draw:layer="layout" svg:width="2.256cm" svg:height="2.256cm" svg:x="24.544cm" svg:y="11.144cm">
          <draw:image xlink:href="Pictures/100002010000004000000040AFD3D59476F59C97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Questions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/>
                <text:p/>
                <text:p text:style-name="P4">Thanks for listening! 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8T16:34:34.581538583</meta:creation-date>
    <dc:date>2020-05-18T21:07:21.178258303</dc:date>
    <meta:editing-duration>PT16M9S</meta:editing-duration>
    <meta:editing-cycles>5</meta:editing-cycles>
    <meta:generator>LibreOffice/6.0.7.3$Linux_X86_64 LibreOffice_project/00m0$Build-3</meta:generator>
    <meta:document-statistic meta:object-count="84"/>
  </office:meta>
</office:document-meta>
</file>